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10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7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4-15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1-1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10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04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01-3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10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04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01-25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10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04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01-28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10-25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01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10-1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01-1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10-1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04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01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10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04-2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01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01-0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10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04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01-22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10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04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01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4-12-0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4-01-3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3-04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3-01-1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04-2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02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1-10-14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1-01-2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0-11-24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0-04-2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9-03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8-04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7-03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6-03-22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6-1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4-2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2-2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12-2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10-1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6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4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2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1-1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10-2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6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4-1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3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2-16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12-1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10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8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6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4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2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1763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